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svg:stroke-width="0.001cm" svg:stroke-color="#add6e7" draw:fill="none" draw:fill-color="#ffffff" fo:padding-top="-0.049cm" fo:padding-bottom="-0.049cm" fo:padding-left="-0.049cm" fo:padding-right="-0.049cm"/>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076086"/>
    </style:style>
    <style:style style:name="gr5" style:family="graphic" style:parent-style-name="standard">
      <style:graphic-properties draw:stroke="none" svg:stroke-width="0.001cm" draw:fill-color="#ffffff"/>
    </style:style>
    <style:style style:name="gr6" style:family="graphic" style:parent-style-name="standard">
      <style:graphic-properties svg:stroke-width="0.002cm" svg:stroke-color="#131516" draw:fill="none" draw:fill-color="#ffffff" fo:padding-top="-0.049cm" fo:padding-bottom="-0.049cm" fo:padding-left="-0.049cm" fo:padding-right="-0.049cm"/>
    </style:style>
    <style:style style:name="gr7" style:family="graphic" style:parent-style-name="standard">
      <style:graphic-properties draw:stroke="none" svg:stroke-width="0.002cm" draw:fill-color="#ffffff"/>
    </style:style>
    <style:style style:name="gr8" style:family="graphic" style:parent-style-name="standard">
      <style:graphic-properties draw:stroke="none" svg:stroke-width="0.002cm" draw:fill-color="#131516"/>
    </style:style>
    <style:style style:name="gr9" style:family="graphic" style:parent-style-name="standard">
      <style:graphic-properties draw:stroke="none" svg:stroke-width="0cm" draw:fill-color="#131516"/>
    </style:style>
    <style:style style:name="gr10" style:family="graphic" style:parent-style-name="standard">
      <style:graphic-properties draw:stroke="none" svg:stroke-width="0cm" draw:fill-color="#ffffff"/>
    </style:style>
    <style:style style:name="gr11" style:family="graphic" style:parent-style-name="standard">
      <style:graphic-properties draw:stroke="none" svg:stroke-width="0cm" draw:fill-color="#3cafe4"/>
    </style:style>
    <style:style style:name="gr12" style:family="graphic" style:parent-style-name="standard">
      <style:graphic-properties draw:stroke="none" svg:stroke-width="0.001cm" draw:fill-color="#add6e7"/>
    </style:style>
    <style:style style:name="gr13" style:family="graphic" style:parent-style-name="standard">
      <style:graphic-properties draw:stroke="none" svg:stroke-width="0cm" draw:fill-color="#add6e7"/>
    </style:style>
    <style:style style:name="gr14" style:family="graphic" style:parent-style-name="standard">
      <style:graphic-properties svg:stroke-width="0.002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3.946cm" svg:y="-5cm"/>
          <draw:glue-point draw:id="5" svg:x="5cm" svg:y="-5cm"/>
          <draw:glue-point draw:id="6" svg:x="0.528cm" svg:y="-5cm"/>
          <draw:glue-point draw:id="7" svg:x="-5cm" svg:y="5cm"/>
          <draw:glue-point draw:id="8" svg:x="3.949cm" svg:y="5cm"/>
          <draw:glue-point draw:id="9" svg:x="-0.527cm" svg:y="5cm"/>
          <draw:glue-point draw:id="10" svg:x="-5cm" svg:y="-3.406cm"/>
          <draw:glue-point draw:id="11" svg:x="-5cm" svg:y="0.797cm"/>
          <draw:glue-point draw:id="12" svg:x="5cm" svg:y="3.408cm"/>
          <draw:glue-point draw:id="13" svg:x="5cm" svg:y="-0.797cm"/>
          <draw:glue-point draw:id="14" svg:x="0cm" svg:y="0cm"/>
          <draw:polygon draw:style-name="gr1" draw:layer="layout" svg:width="2.83cm" svg:height="1.681cm" svg:x="0cm" svg:y="0.319cm" svg:viewBox="0 0 2831 1682" draw:points="2831,1682 2831,0 0,0 0,1682">
            <text:p/>
          </draw:polygon>
          <draw:polygon draw:style-name="gr2" draw:layer="layout" svg:width="2.83cm" svg:height="1.681cm" svg:x="0cm" svg:y="0.319cm" svg:viewBox="0 0 2831 1682" draw:points="2831,1682 2831,0 0,0 0,1682">
            <text:p/>
          </draw:polygon>
          <draw:polygon draw:style-name="gr3" draw:layer="layout" svg:width="3.162cm" svg:height="0.319cm" svg:x="0cm" svg:y="0cm" svg:viewBox="0 0 3163 320" draw:points="2830,320 3163,0 333,0 0,320">
            <text:p/>
          </draw:polygon>
          <draw:polygon draw:style-name="gr2" draw:layer="layout" svg:width="3.162cm" svg:height="0.319cm" svg:x="0cm" svg:y="0cm" svg:viewBox="0 0 3163 320" draw:points="2830,320 3163,0 333,0 0,320">
            <text:p/>
          </draw:polygon>
          <draw:polygon draw:style-name="gr4" draw:layer="layout" svg:width="0.332cm" svg:height="2cm" svg:x="2.83cm" svg:y="0cm" svg:viewBox="0 0 333 2001" draw:points="333,1682 333,0 0,319 0,2001">
            <text:p/>
          </draw:polygon>
          <draw:polygon draw:style-name="gr2" draw:layer="layout" svg:width="0.332cm" svg:height="2cm" svg:x="2.83cm" svg:y="0cm" svg:viewBox="0 0 333 2001" draw:points="333,1682 333,0 0,319 0,2001">
            <text:p/>
          </draw:polygon>
          <draw:polygon draw:style-name="gr5" draw:layer="layout" svg:width="0.128cm" svg:height="0.129cm" svg:x="0.654cm" svg:y="1.774cm" svg:viewBox="0 0 129 130" draw:points="64,130 67,130 70,128 74,128 77,128 81,127 83,126 86,125 88,124 92,123 95,122 97,120 101,118 102,116 105,114 107,113 110,110 112,108 114,105 116,103 118,100 119,98 121,95 122,93 123,89 125,87 125,84 126,80 127,78 128,75 128,70 129,68 129,64 129,60 128,58 128,54 127,51 126,48 125,45 125,42 123,39 122,36 121,34 119,30 118,28 116,25 114,23 112,20 110,18 107,16 105,14 102,12 101,10 97,9 95,7 92,6 88,4 86,3 83,2 81,1 77,0 74,0 70,0 67,0 64,0 61,0 57,0 54,0 51,0 48,1 45,2 42,3 39,4 36,6 33,7 30,9 28,10 25,12 22,14 20,16 18,18 16,20 14,23 12,25 10,28 9,30 7,34 6,36 4,39 3,42 2,45 1,48 0,51 0,54 0,58 0,60 0,64 0,68 0,70 0,75 0,78 1,80 2,84 3,87 4,89 6,93 7,95 9,98 10,100 12,103 14,105 16,108 18,110 20,113 22,114 25,116 28,118 30,120 33,122 36,123 39,124 42,125 45,126 48,127 51,128 54,128 57,128 61,130">
            <text:p/>
          </draw:polygon>
          <draw:polygon draw:style-name="gr6" draw:layer="layout" svg:width="0.128cm" svg:height="0.129cm" svg:x="0.654cm" svg:y="1.774cm" svg:viewBox="0 0 129 130" draw:points="64,130 67,130 70,128 74,128 77,128 81,127 83,126 86,125 88,124 92,123 95,122 97,120 101,118 102,116 105,114 107,113 110,110 112,108 114,105 116,103 118,100 119,98 121,95 122,93 123,89 125,87 125,84 126,80 127,78 128,75 128,70 129,68 129,64 129,60 128,58 128,54 127,51 126,48 125,45 125,42 123,39 122,36 121,34 119,30 118,28 116,25 114,23 112,20 110,18 107,16 105,14 102,12 101,10 97,9 95,7 92,6 88,4 86,3 83,2 81,1 77,0 74,0 70,0 67,0 64,0 61,0 57,0 54,0 51,0 48,1 45,2 42,3 39,4 36,6 33,7 30,9 28,10 25,12 22,14 20,16 18,18 16,20 14,23 12,25 10,28 9,30 7,34 6,36 4,39 3,42 2,45 1,48 0,51 0,54 0,58 0,60 0,64 0,68 0,70 0,75 0,78 1,80 2,84 3,87 4,89 6,93 7,95 9,98 10,100 12,103 14,105 16,108 18,110 20,113 22,114 25,116 28,118 30,120 33,122 36,123 39,124 42,125 45,126 48,127 51,128 54,128 57,128 61,130">
            <text:p/>
          </draw:polygon>
          <draw:polygon draw:style-name="gr7" draw:layer="layout" svg:width="0.479cm" svg:height="0.487cm" svg:x="0.691cm" svg:y="1.406cm" svg:viewBox="0 0 480 488" draw:points="0,364 124,488 480,122 354,0">
            <text:p/>
          </draw:polygon>
          <draw:polygon draw:style-name="gr6" draw:layer="layout" svg:width="0.479cm" svg:height="0.487cm" svg:x="0.691cm" svg:y="1.406cm" svg:viewBox="0 0 480 488" draw:points="0,364 124,488 480,122 354,0">
            <text:p/>
          </draw:polygon>
          <draw:polygon draw:style-name="gr7" draw:layer="layout" svg:width="0.96cm" svg:height="0.964cm" svg:x="0.995cm" svg:y="0.657cm" svg:viewBox="0 0 961 965" draw:points="0,482 0,506 2,531 5,556 8,579 14,602 21,625 28,647 37,670 47,691 57,712 69,732 81,752 94,770 109,788 123,806 139,823 156,839 174,854 192,868 211,882 230,894 251,906 271,917 292,926 314,936 337,942 360,949 383,955 406,959 431,962 454,964 480,965 504,964 529,962 553,959 577,955 600,949 622,942 644,936 666,926 688,917 708,906 728,894 748,882 767,868 785,854 803,839 820,823 835,806 850,788 865,770 878,752 891,732 903,712 913,691 923,670 931,647 939,625 945,602 951,579 955,556 958,531 959,506 961,482 959,457 958,432 955,408 951,385 945,361 939,339 931,316 923,294 913,273 903,252 891,231 878,212 865,193 850,175 835,157 820,141 803,125 785,110 767,95 748,82 728,69 708,58 688,47 666,37 644,29 622,21 600,15 577,9 553,5 529,2 504,0 480,0 454,0 431,2 406,5 383,9 360,15 337,21 314,29 292,37 271,47 251,58 230,69 211,82 192,95 174,110 156,125 139,141 123,157 109,175 94,193 81,212 69,231 57,252 47,273 37,294 28,316 21,339 14,361 8,385 5,408 2,432 0,457 0,482 67,482 67,461 69,439 70,418 74,398 79,378 84,359 91,339 99,320 106,302 115,284 125,267 136,250 148,234 160,218 174,203 187,188 201,175 216,162 232,149 248,137 265,127 283,117 300,107 319,100 338,92 356,85 376,80 397,75 417,71 437,69 458,67 480,67 501,67 522,69 542,71 563,75 583,80 603,85 621,92 641,100 659,107 676,117 694,127 711,137 727,149 742,162 757,175 772,188 785,203 799,218 811,234 823,250 833,267 843,284 853,302 860,320 868,339 875,359 880,378 885,398 889,418 891,439 893,461 893,482 893,503 891,524 889,545 885,566 880,586 875,605 868,625 860,643 853,661 843,680 833,697 823,714 811,730 799,745 785,761 772,776 757,789 742,803 727,815 711,826 694,837 676,847 659,856 641,865 621,872 603,878 583,885 563,889 542,893 522,895 501,896 480,897 458,896 437,895 417,893 397,889 376,885 356,878 338,872 319,865 300,856 283,847 265,837 248,826 232,815 216,803 201,789 187,776 174,761 160,745 148,730 136,714 125,697 115,680 106,661 99,643 91,625 84,605 79,586 74,566 70,545 69,524 67,503 67,482">
            <text:p/>
          </draw:polygon>
          <draw:polygon draw:style-name="gr6" draw:layer="layout" svg:width="0.96cm" svg:height="0.964cm" svg:x="0.995cm" svg:y="0.657cm" svg:viewBox="0 0 961 965" draw:points="0,482 0,506 2,531 5,556 8,579 14,602 21,625 28,647 37,670 47,691 57,712 69,732 81,752 94,770 109,788 123,806 139,823 156,839 174,854 192,868 211,882 230,894 251,906 271,917 292,926 314,936 337,942 360,949 383,955 406,959 431,962 454,964 480,965 504,964 529,962 553,959 577,955 600,949 622,942 644,936 666,926 688,917 708,906 728,894 748,882 767,868 785,854 803,839 820,823 835,806 850,788 865,770 878,752 891,732 903,712 913,691 923,670 931,647 939,625 945,602 951,579 955,556 958,531 959,506 961,482 959,457 958,432 955,408 951,385 945,361 939,339 931,316 923,294 913,273 903,252 891,231 878,212 865,193 850,175 835,157 820,141 803,125 785,110 767,95 748,82 728,69 708,58 688,47 666,37 644,29 622,21 600,15 577,9 553,5 529,2 504,0 480,0 454,0 431,2 406,5 383,9 360,15 337,21 314,29 292,37 271,47 251,58 230,69 211,82 192,95 174,110 156,125 139,141 123,157 109,175 94,193 81,212 69,231 57,252 47,273 37,294 28,316 21,339 14,361 8,385 5,408 2,432 0,457">
            <text:p/>
          </draw:polygon>
          <draw:polygon draw:style-name="gr6" draw:layer="layout" svg:width="0.825cm" svg:height="0.829cm" svg:x="1.062cm" svg:y="0.724cm" svg:viewBox="0 0 826 830" draw:points="0,415 0,393 2,372 3,351 7,331 12,311 17,291 24,272 31,253 39,235 48,217 58,199 68,183 81,167 93,150 106,136 120,121 134,108 149,95 165,82 181,70 198,59 215,50 232,40 251,33 270,25 289,18 308,13 329,8 349,4 369,2 390,0 412,0 433,0 454,2 475,4 496,8 515,13 535,18 554,25 573,33 591,40 609,50 627,59 643,70 660,82 675,95 690,108 704,121 718,136 731,150 743,167 755,183 765,199 775,217 785,235 793,253 801,272 807,291 813,311 817,331 821,351 823,372 825,393 826,415 825,436 823,457 821,477 817,498 813,518 807,538 801,557 793,575 785,594 775,612 765,630 755,647 743,663 731,678 718,694 704,708 690,722 675,735 660,747 643,758 627,769 609,779 591,788 573,797 554,804 535,811 515,817 496,821 475,825 454,827 433,829 412,830 390,829 369,827 349,825 329,821 308,817 289,811 270,804 251,797 232,788 215,779 198,769 181,758 165,747 149,735 134,722 120,708 106,694 93,678 81,663 68,647 58,630 48,612 39,594 31,575 24,557 17,538 12,518 7,498 3,477 2,457 0,436">
            <text:p/>
          </draw:polygon>
          <draw:polygon draw:style-name="gr7" draw:layer="layout" svg:width="0.96cm" svg:height="0.964cm" svg:x="0.938cm" svg:y="0.684cm" svg:viewBox="0 0 961 965" draw:points="0,482 0,507 2,531 5,555 9,579 15,602 21,625 28,648 38,670 47,691 57,712 69,733 82,751 95,771 109,789 125,807 140,823 156,839 174,854 192,869 211,882 230,895 251,906 271,917 292,927 314,936 337,944 360,949 383,955 406,959 431,962 455,964 480,965 504,964 528,962 553,959 576,955 599,949 622,944 644,936 666,927 688,917 708,906 729,895 748,882 767,869 785,854 803,839 819,823 835,807 850,789 865,771 879,751 891,733 903,712 913,691 923,670 931,648 939,625 945,602 951,579 955,555 958,531 959,507 961,482 959,458 958,433 955,409 951,385 945,362 939,339 931,317 923,295 913,273 903,252 891,232 879,213 865,193 850,176 835,158 819,141 803,125 785,110 767,95 748,82 729,69 708,58 688,47 666,38 644,29 622,21 599,15 576,9 553,5 528,2 504,0 480,0 455,0 431,2 406,5 383,9 360,15 337,21 314,29 292,38 271,47 251,58 230,69 211,82 192,95 174,110 156,125 140,141 125,158 109,176 95,193 82,213 69,232 57,252 47,273 38,295 28,317 21,339 15,362 9,385 5,409 2,433 0,458 0,482 67,482 67,461 69,440 71,419 75,399 79,379 85,359 92,340 99,320 108,302 117,285 126,267 137,250 148,234 160,219 174,203 187,189 202,175 216,162 232,150 248,138 265,128 283,117 300,108 319,100 338,92 356,86 376,80 396,76 417,72 437,69 458,68 480,67 501,68 522,69 543,72 563,76 583,80 603,86 622,92 641,100 659,108 676,117 694,128 711,138 727,150 743,162 757,175 772,189 785,203 799,219 811,234 823,250 833,267 844,285 853,302 861,320 868,340 875,359 880,379 885,399 889,419 891,440 892,461 893,482 892,504 891,525 889,546 885,565 880,585 875,605 868,624 861,644 853,662 844,680 833,697 823,714 811,730 799,746 785,761 772,775 757,789 743,803 727,814 711,826 694,837 676,847 659,857 641,864 622,872 603,879 583,884 563,889 543,892 522,895 501,896 480,897 458,896 437,895 417,892 396,889 376,884 356,879 338,872 319,864 300,857 283,847 265,837 248,826 232,814 216,803 202,789 187,775 174,761 160,746 148,730 137,714 126,697 117,680 108,662 99,644 92,624 85,605 79,585 75,565 71,546 69,525 67,504 67,482">
            <text:p/>
          </draw:polygon>
          <draw:polygon draw:style-name="gr6" draw:layer="layout" svg:width="0.96cm" svg:height="0.964cm" svg:x="0.938cm" svg:y="0.684cm" svg:viewBox="0 0 961 965" draw:points="0,482 0,507 2,531 5,555 9,579 15,602 21,625 28,648 38,670 47,691 57,712 69,733 82,751 95,771 109,789 125,807 140,823 156,839 174,854 192,869 211,882 230,895 251,906 271,917 292,927 314,936 337,944 360,949 383,955 406,959 431,962 455,964 480,965 504,964 528,962 553,959 576,955 599,949 622,944 644,936 666,927 688,917 708,906 729,895 748,882 767,869 785,854 803,839 819,823 835,807 850,789 865,771 879,751 891,733 903,712 913,691 923,670 931,648 939,625 945,602 951,579 955,555 958,531 959,507 961,482 959,458 958,433 955,409 951,385 945,362 939,339 931,317 923,295 913,273 903,252 891,232 879,213 865,193 850,176 835,158 819,141 803,125 785,110 767,95 748,82 729,69 708,58 688,47 666,38 644,29 622,21 599,15 576,9 553,5 528,2 504,0 480,0 455,0 431,2 406,5 383,9 360,15 337,21 314,29 292,38 271,47 251,58 230,69 211,82 192,95 174,110 156,125 140,141 125,158 109,176 95,193 82,213 69,232 57,252 47,273 38,295 28,317 21,339 15,362 9,385 5,409 2,433 0,458">
            <text:p/>
          </draw:polygon>
          <draw:polygon draw:style-name="gr6" draw:layer="layout" svg:width="0.825cm" svg:height="0.829cm" svg:x="1.005cm" svg:y="0.752cm" svg:viewBox="0 0 826 830" draw:points="0,415 0,393 2,372 4,352 8,331 12,311 18,291 25,272 32,253 41,235 50,217 59,199 69,183 81,166 93,151 106,136 120,121 134,107 149,95 165,82 181,71 198,60 215,50 233,41 252,33 270,25 289,19 309,13 329,8 349,4 370,2 391,0 412,0 434,0 455,2 476,4 495,8 516,13 535,19 554,25 573,33 592,41 609,50 626,60 643,71 660,82 675,95 690,107 704,121 718,136 731,151 743,166 755,183 766,199 776,217 785,235 794,253 801,272 807,291 813,311 817,331 822,352 823,372 825,393 826,415 825,436 823,457 822,478 817,498 813,518 807,538 801,557 794,576 785,594 776,612 766,630 755,647 743,663 731,679 718,693 704,708 690,722 675,735 660,747 643,758 626,770 609,780 592,789 573,796 554,804 535,811 516,816 495,821 476,825 455,827 434,829 412,830 391,829 370,827 349,825 329,821 309,816 289,811 270,804 252,796 233,789 215,780 198,770 181,758 165,747 149,735 134,722 120,708 106,693 93,679 81,663 69,647 59,630 50,612 41,594 32,576 25,557 18,538 12,518 8,498 4,478 2,457 0,436">
            <text:p/>
          </draw:polygon>
          <draw:polygon draw:style-name="gr8" draw:layer="layout" svg:width="0.748cm" svg:height="0.054cm" svg:x="0.673cm" svg:y="1.155cm" svg:viewBox="0 0 749 55" draw:points="749,0 0,0 0,55 749,55">
            <text:p/>
          </draw:polygon>
          <draw:polygon draw:style-name="gr9" draw:layer="layout" svg:width="0.793cm" svg:height="0.353cm" svg:x="1.407cm" svg:y="0.857cm" svg:viewBox="0 0 794 354" draw:points="47,352 70,354 794,49 773,0 50,304 47,352 50,304 0,325">
            <text:p/>
          </draw:polygon>
          <draw:polygon draw:style-name="gr9" draw:layer="layout" svg:width="0.732cm" svg:height="0.441cm" svg:x="1.454cm" svg:y="1.161cm" svg:viewBox="0 0 733 442" draw:points="733,395 26,0 0,46 707,442">
            <text:p/>
          </draw:polygon>
          <draw:polygon draw:style-name="gr10" draw:layer="layout" svg:width="0.748cm" svg:height="0.054cm" svg:x="0.683cm" svg:y="1.141cm" svg:viewBox="0 0 749 55" draw:points="749,0 0,0 0,55 749,55">
            <text:p/>
          </draw:polygon>
          <draw:polygon draw:style-name="gr10" draw:layer="layout" svg:width="0.794cm" svg:height="0.353cm" svg:x="1.41cm" svg:y="0.842cm" svg:viewBox="0 0 795 354" draw:points="47,352 72,354 795,49 774,0 51,304 47,352 51,304 0,325">
            <text:p/>
          </draw:polygon>
          <draw:polygon draw:style-name="gr10" draw:layer="layout" svg:width="0.732cm" svg:height="0.442cm" svg:x="1.458cm" svg:y="1.146cm" svg:viewBox="0 0 733 443" draw:points="733,395 25,0 0,47 706,443">
            <text:p/>
          </draw:polygon>
          <draw:polygon draw:style-name="gr11" draw:layer="layout" svg:width="0.324cm" svg:height="0.519cm" svg:x="2.128cm" svg:y="0.582cm" svg:viewBox="0 0 325 520" draw:points="325,0 0,0 0,520 325,520">
            <text:p/>
          </draw:polygon>
          <draw:polygon draw:style-name="gr2" draw:layer="layout" svg:width="0.324cm" svg:height="0.519cm" svg:x="2.128cm" svg:y="0.582cm" svg:viewBox="0 0 325 520" draw:points="325,0 0,0 0,520 325,520">
            <text:p/>
          </draw:polygon>
          <draw:polygon draw:style-name="gr12" draw:layer="layout" svg:width="0.014cm" svg:height="0.028cm" svg:x="2.452cm" svg:y="0.568cm" svg:viewBox="0 0 15 29" draw:points="0,29 1,29 3,28 5,28 6,27 8,26 8,25 10,24 11,24 12,23 12,22 13,21 13,20 13,18 15,17 15,16 15,14 15,13 15,12 13,10 13,9 13,8 12,7 12,5 11,4 10,4 8,3 8,2 6,1 5,1 3,1 1,1 0,0">
            <text:p/>
          </draw:polygon>
          <draw:polygon draw:style-name="gr13" draw:layer="layout" svg:width="0.338cm" svg:height="0.028cm" svg:x="2.114cm" svg:y="0.568cm" svg:viewBox="0 0 339 29" draw:points="0,14 13,29 339,29 339,0 13,0 0,14 13,0 12,1 9,1 9,1 7,1 6,2 5,3 4,4 3,4 3,5 2,7 1,8 0,9 0,10 0,12 0,13 0,14 0,16 0,17 0,18 0,20 1,21 2,22 3,23 3,24 4,24 5,25 6,26 7,27 9,28 9,28 12,29 13,29">
            <text:p/>
          </draw:polygon>
          <draw:polygon draw:style-name="gr13" draw:layer="layout" svg:width="0.027cm" svg:height="0.532cm" svg:x="2.114cm" svg:y="0.582cm" svg:viewBox="0 0 28 533" draw:points="14,533 28,520 28,0 0,0 0,520 14,533 0,520 0,521 0,523 0,524 1,525 2,526 2,527 3,529 5,530 5,530 6,531 7,532 8,532 10,533 12,533 12,533 14,533 15,533 16,533 18,533 19,532 20,532 21,531 23,530 23,530 25,529 25,527 26,526 27,525 27,524 28,523 28,521 28,520">
            <text:p/>
          </draw:polygon>
          <draw:polygon draw:style-name="gr13" draw:layer="layout" svg:width="0.324cm" svg:height="0.027cm" svg:x="2.128cm" svg:y="1.087cm" svg:viewBox="0 0 325 28" draw:points="325,0 0,0 0,28 325,28">
            <text:p/>
          </draw:polygon>
          <draw:polygon draw:style-name="gr13" draw:layer="layout" svg:width="0.014cm" svg:height="0.027cm" svg:x="2.452cm" svg:y="1.087cm" svg:viewBox="0 0 15 28" draw:points="0,28 1,28 3,28 5,27 6,27 8,26 8,25 10,25 11,24 12,23 12,21 13,20 13,19 13,18 15,16 15,15 15,14 15,12 15,11 13,10 13,8 13,7 12,6 12,5 11,4 10,2 8,2 8,1 6,1 5,0 3,0 1,0 0,0">
            <text:p/>
          </draw:polygon>
          <draw:polygon draw:style-name="gr11" draw:layer="layout" svg:width="0.427cm" svg:height="0.623cm" svg:x="2.128cm" svg:y="0.478cm" svg:viewBox="0 0 428 624" draw:points="324,624 428,519 428,0 103,0 0,104 324,104">
            <text:p/>
          </draw:polygon>
          <draw:polygon draw:style-name="gr13" draw:layer="layout" svg:width="0.127cm" svg:height="0.127cm" svg:x="2.443cm" svg:y="0.982cm" svg:viewBox="0 0 128 128" draw:points="128,13 105,3 0,108 19,128 124,23 128,13 124,23 125,22 126,21 126,19 127,18 127,17 128,15 128,14 128,13 128,11 127,11 127,9 126,8 126,7 126,6 125,5 124,3 122,3 122,2 121,1 120,1 117,1 117,0 115,0 115,0 113,0 111,0 111,0 109,1 108,1 107,2 106,3 105,3">
            <text:p/>
          </draw:polygon>
          <draw:polygon draw:style-name="gr13" draw:layer="layout" svg:width="0.027cm" svg:height="0.532cm" svg:x="2.542cm" svg:y="0.464cm" svg:viewBox="0 0 28 533" draw:points="13,0 0,13 0,533 28,533 28,13 13,0 28,13 27,12 27,10 27,9 26,8 26,7 25,5 24,4 23,3 22,3 21,2 20,1 20,1 17,0 16,0 15,0 13,0 12,0 11,0 10,0 9,1 8,1 6,2 5,3 4,3 4,4 2,5 2,7 1,8 0,9 0,10 0,12 0,13">
            <text:p/>
          </draw:polygon>
          <draw:polygon draw:style-name="gr13" draw:layer="layout" svg:width="0.338cm" svg:height="0.028cm" svg:x="2.218cm" svg:y="0.464cm" svg:viewBox="0 0 339 29" draw:points="3,4 13,29 339,29 339,0 13,0 3,4 13,0 11,0 9,0 9,0 7,1 6,2 5,3 4,4 3,4 2,5 1,7 1,8 0,9 0,10 0,11 0,13 0,14 0,15 0,16 0,18 0,20 1,20 1,22 2,23 3,24 4,25 5,26 6,26 7,27 9,28 9,28 11,29 13,29">
            <text:p/>
          </draw:polygon>
          <draw:polygon draw:style-name="gr13" draw:layer="layout" svg:width="0.127cm" svg:height="0.127cm" svg:x="2.114cm" svg:y="0.469cm" svg:viewBox="0 0 128 128" draw:points="13,128 22,123 128,18 108,0 3,104 13,128 3,104 3,105 2,107 1,108 0,109 0,111 0,111 0,113 0,114 0,115 0,117 0,118 0,119 1,121 2,121 3,122 3,124 5,124 6,125 6,126 8,126 9,127 10,127 11,128 13,128 15,128 15,128 16,127 18,127 19,126 20,125 22,124 22,123">
            <text:p/>
          </draw:polygon>
          <draw:polygon draw:style-name="gr13" draw:layer="layout" svg:width="0.338cm" svg:height="0.028cm" svg:x="2.128cm" svg:y="0.568cm" svg:viewBox="0 0 339 29" draw:points="339,14 325,0 0,0 0,29 325,29 339,14 325,29 326,29 327,28 329,28 330,27 332,26 333,25 334,24 335,24 336,23 336,22 337,21 337,20 337,18 339,17 339,16 339,14 339,13 339,12 337,10 337,9 337,8 336,7 336,5 335,4 334,4 333,3 332,2 330,1 329,1 327,1 326,1 325,0">
            <text:p/>
          </draw:polygon>
          <draw:polygon draw:style-name="gr13" draw:layer="layout" svg:width="0.027cm" svg:height="0.532cm" svg:x="2.439cm" svg:y="0.582cm" svg:viewBox="0 0 28 533" draw:points="23,529 28,520 28,0 0,0 0,520 23,529 0,520 0,521 0,523 0,524 0,525 1,526 2,527 2,529 3,530 5,530 5,531 7,532 8,532 9,533 11,533 12,533 13,533 14,533 16,533 17,533 18,532 19,532 21,531 22,530 23,530 24,529 25,527 26,526 26,525 26,524 28,523 28,521 28,520">
            <text:p/>
          </draw:polygon>
          <draw:line draw:style-name="gr2" draw:layer="layout" svg:x1="2.452cm" svg:y1="0.583cm" svg:x2="2.556cm" svg:y2="0.478cm">
            <text:p/>
          </draw:line>
          <draw:polygon draw:style-name="gr12" draw:layer="layout" svg:width="0.022cm" svg:height="0.023cm" svg:x="2.439cm" svg:y="0.572cm" svg:viewBox="0 0 23 24" draw:points="3,0 2,1 1,2 0,4 0,4 0,6 0,7 0,8 0,10 0,11 0,12 0,14 0,15 1,16 2,17 2,18 3,19 4,20 5,21 6,22 7,22 9,23 9,23 11,24 13,24 13,24 15,24 16,23 17,23 18,22 20,21 21,20 23,19">
            <text:p/>
          </draw:polygon>
          <draw:polygon draw:style-name="gr13" draw:layer="layout" svg:width="0.123cm" svg:height="0.122cm" svg:x="2.443cm" svg:y="0.469cm" svg:viewBox="0 0 124 123" draw:points="104,0 0,104 19,123 124,18">
            <text:p/>
          </draw:polygon>
          <draw:polygon draw:style-name="gr13" draw:layer="layout" svg:width="0.023cm" svg:height="0.023cm" svg:x="2.547cm" svg:y="0.464cm" svg:viewBox="0 0 24 24" draw:points="20,24 21,23 22,21 22,20 23,19 23,17 24,16 24,15 24,13 24,12 23,11 23,9 22,8 22,8 22,6 21,5 20,4 18,4 18,3 16,2 15,1 13,0 13,0 11,0 10,0 8,0 7,0 6,0 4,0 3,1 2,2 1,3 0,4">
            <text:p/>
          </draw:polygon>
          <draw:polygon draw:style-name="gr11" draw:layer="layout" svg:width="0.324cm" svg:height="0.519cm" svg:x="2.128cm" svg:y="1.34cm" svg:viewBox="0 0 325 520" draw:points="325,0 0,0 0,520 325,520">
            <text:p/>
          </draw:polygon>
          <draw:polygon draw:style-name="gr2" draw:layer="layout" svg:width="0.324cm" svg:height="0.519cm" svg:x="2.128cm" svg:y="1.34cm" svg:viewBox="0 0 325 520" draw:points="325,0 0,0 0,520 325,520">
            <text:p/>
          </draw:polygon>
          <draw:polygon draw:style-name="gr12" draw:layer="layout" svg:width="0.014cm" svg:height="0.028cm" svg:x="2.452cm" svg:y="1.326cm" svg:viewBox="0 0 15 29" draw:points="0,29 1,29 3,27 5,27 6,27 8,26 8,26 10,25 11,24 12,23 12,22 13,20 13,20 13,18 15,16 15,15 15,14 15,12 15,11 13,10 13,9 13,7 12,7 12,5 11,4 10,4 8,3 8,2 6,1 5,0 3,0 1,0 0,0">
            <text:p/>
          </draw:polygon>
          <draw:polygon draw:style-name="gr13" draw:layer="layout" svg:width="0.338cm" svg:height="0.028cm" svg:x="2.114cm" svg:y="1.326cm" svg:viewBox="0 0 339 29" draw:points="0,14 13,29 339,29 339,0 13,0 0,14 13,0 12,0 9,0 9,0 7,1 6,2 5,3 4,4 3,4 3,5 2,7 1,7 0,9 0,10 0,11 0,12 0,14 0,15 0,16 0,18 0,20 1,20 2,22 3,23 3,24 4,25 5,26 6,26 7,27 9,27 9,27 12,29 13,29">
            <text:p/>
          </draw:polygon>
          <draw:polygon draw:style-name="gr13" draw:layer="layout" svg:width="0.027cm" svg:height="0.532cm" svg:x="2.114cm" svg:y="1.34cm" svg:viewBox="0 0 28 533" draw:points="14,533 28,520 28,0 0,0 0,520 14,533 0,520 0,521 0,523 0,524 1,525 2,526 2,528 3,529 5,530 5,530 6,531 7,532 8,532 10,533 12,533 12,533 14,533 15,533 16,533 18,533 19,532 20,532 21,531 23,530 23,530 25,529 25,528 26,526 27,525 27,524 28,523 28,521 28,520">
            <text:p/>
          </draw:polygon>
          <draw:polygon draw:style-name="gr13" draw:layer="layout" svg:width="0.324cm" svg:height="0.027cm" svg:x="2.128cm" svg:y="1.845cm" svg:viewBox="0 0 325 28" draw:points="325,0 0,0 0,28 325,28">
            <text:p/>
          </draw:polygon>
          <draw:polygon draw:style-name="gr13" draw:layer="layout" svg:width="0.014cm" svg:height="0.027cm" svg:x="2.452cm" svg:y="1.845cm" svg:viewBox="0 0 15 28" draw:points="0,28 1,28 3,28 5,27 6,27 8,26 8,25 10,25 11,23 12,23 12,21 13,20 13,19 13,18 15,16 15,15 15,14 15,12 15,12 13,10 13,8 13,8 12,6 12,5 11,4 10,3 8,2 8,2 6,1 5,0 3,0 1,0 0,0">
            <text:p/>
          </draw:polygon>
          <draw:polygon draw:style-name="gr11" draw:layer="layout" svg:width="0.427cm" svg:height="0.623cm" svg:x="2.128cm" svg:y="1.236cm" svg:viewBox="0 0 428 624" draw:points="324,624 428,519 428,0 103,0 0,104 324,104">
            <text:p/>
          </draw:polygon>
          <draw:polygon draw:style-name="gr13" draw:layer="layout" svg:width="0.127cm" svg:height="0.127cm" svg:x="2.443cm" svg:y="1.741cm" svg:viewBox="0 0 128 128" draw:points="128,13 105,3 0,109 19,128 124,23 128,13 124,23 125,22 126,20 126,19 127,18 127,16 128,15 128,14 128,13 128,11 127,10 127,9 126,8 126,6 126,6 125,5 124,3 122,3 122,2 121,1 120,1 117,0 117,0 115,0 115,0 113,0 111,0 111,0 109,0 108,1 107,2 106,3 105,3">
            <text:p/>
          </draw:polygon>
          <draw:polygon draw:style-name="gr13" draw:layer="layout" svg:width="0.027cm" svg:height="0.532cm" svg:x="2.542cm" svg:y="1.223cm" svg:viewBox="0 0 28 533" draw:points="13,0 0,12 0,533 28,533 28,12 13,0 28,12 27,11 27,9 27,8 26,6 26,6 25,5 24,3 23,2 22,2 21,1 20,0 20,0 17,0 16,0 15,0 13,0 12,0 11,0 10,0 9,0 8,0 6,1 5,2 4,2 4,3 2,5 2,6 1,6 0,8 0,9 0,11 0,12">
            <text:p/>
          </draw:polygon>
          <draw:polygon draw:style-name="gr13" draw:layer="layout" svg:width="0.338cm" svg:height="0.027cm" svg:x="2.218cm" svg:y="1.223cm" svg:viewBox="0 0 339 28" draw:points="3,4 13,28 339,28 339,0 13,0 3,4 13,0 11,0 9,0 9,0 7,0 6,1 5,2 4,2 3,4 2,4 1,6 1,7 0,8 0,9 0,11 0,11 0,13 0,15 0,16 0,17 0,19 1,20 1,21 2,22 3,23 4,25 5,25 6,25 7,26 9,27 9,28 11,28 13,28">
            <text:p/>
          </draw:polygon>
          <draw:polygon draw:style-name="gr13" draw:layer="layout" svg:width="0.127cm" svg:height="0.127cm" svg:x="2.114cm" svg:y="1.227cm" svg:viewBox="0 0 128 128" draw:points="13,128 22,124 128,18 108,0 3,104 13,128 3,104 3,105 2,106 1,108 0,109 0,110 0,112 0,113 0,114 0,116 0,116 0,118 0,119 1,120 2,121 3,122 3,124 5,124 6,125 6,126 8,126 9,126 10,126 11,128 13,128 15,128 15,128 16,126 18,126 19,126 20,125 22,124 22,124">
            <text:p/>
          </draw:polygon>
          <draw:polygon draw:style-name="gr13" draw:layer="layout" svg:width="0.338cm" svg:height="0.028cm" svg:x="2.128cm" svg:y="1.326cm" svg:viewBox="0 0 339 29" draw:points="339,14 325,0 0,0 0,29 325,29 339,14 325,29 326,29 327,27 329,27 330,27 332,26 333,26 334,25 335,24 336,23 336,22 337,20 337,20 337,18 339,16 339,15 339,14 339,12 339,11 337,10 337,9 337,7 336,7 336,5 335,4 334,4 333,3 332,2 330,1 329,0 327,0 326,0 325,0">
            <text:p/>
          </draw:polygon>
          <draw:polygon draw:style-name="gr13" draw:layer="layout" svg:width="0.027cm" svg:height="0.532cm" svg:x="2.439cm" svg:y="1.34cm" svg:viewBox="0 0 28 533" draw:points="23,529 28,520 28,0 0,0 0,520 23,529 0,520 0,521 0,523 0,524 0,525 1,526 2,528 2,529 3,530 5,530 5,531 7,532 8,532 9,533 11,533 12,533 13,533 14,533 16,533 17,533 18,532 19,532 21,531 22,530 23,530 24,529 25,528 26,526 26,525 26,524 28,523 28,521 28,520">
            <text:p/>
          </draw:polygon>
          <draw:line draw:style-name="gr2" draw:layer="layout" svg:x1="2.452cm" svg:y1="1.341cm" svg:x2="2.556cm" svg:y2="1.236cm">
            <text:p/>
          </draw:line>
          <draw:polygon draw:style-name="gr12" draw:layer="layout" svg:width="0.022cm" svg:height="0.023cm" svg:x="2.439cm" svg:y="1.331cm" svg:viewBox="0 0 23 24" draw:points="3,0 2,0 1,2 0,4 0,4 0,6 0,7 0,8 0,10 0,11 0,12 0,14 0,15 1,16 2,17 2,18 3,19 4,20 5,21 6,22 7,22 9,22 9,22 11,24 13,24 13,24 15,24 16,22 17,22 18,22 20,21 21,20 23,19">
            <text:p/>
          </draw:polygon>
          <draw:polygon draw:style-name="gr13" draw:layer="layout" svg:width="0.123cm" svg:height="0.123cm" svg:x="2.443cm" svg:y="1.227cm" svg:viewBox="0 0 124 124" draw:points="104,0 0,104 19,124 124,18">
            <text:p/>
          </draw:polygon>
          <draw:polygon draw:style-name="gr13" draw:layer="layout" svg:width="0.023cm" svg:height="0.023cm" svg:x="2.547cm" svg:y="1.222cm" svg:viewBox="0 0 24 24" draw:points="20,24 21,22 22,21 22,20 23,18 23,17 24,16 24,14 24,13 24,12 23,10 23,10 22,8 22,7 22,6 21,5 20,4 18,3 18,2 16,2 15,1 13,0 13,0 11,0 10,0 8,0 7,0 6,0 4,1 3,1 2,2 1,2 0,4">
            <text:p/>
          </draw:polygon>
          <draw:polygon draw:style-name="gr11" draw:layer="layout" svg:width="0.163cm" svg:height="0.118cm" svg:x="2.17cm" svg:y="0.628cm" svg:viewBox="0 0 164 119" draw:points="164,119 164,0 0,0 0,119">
            <text:p/>
          </draw:polygon>
          <draw:polygon draw:style-name="gr13" draw:layer="layout" svg:width="0.027cm" svg:height="0.132cm" svg:x="2.32cm" svg:y="0.614cm" svg:viewBox="0 0 28 133" draw:points="13,0 0,13 0,133 28,133 28,13 13,0 28,13 28,12 27,10 27,9 26,7 26,6 25,5 25,4 23,3 22,3 21,2 20,1 19,0 18,0 16,0 15,0 13,0 13,0 11,0 10,0 9,0 7,1 6,2 4,3 4,3 3,4 2,5 2,6 0,7 0,9 0,10 0,12 0,13">
            <text:p/>
          </draw:polygon>
          <draw:polygon draw:style-name="gr13" draw:layer="layout" svg:width="0.177cm" svg:height="0.028cm" svg:x="2.156cm" svg:y="0.614cm" svg:viewBox="0 0 178 29" draw:points="0,14 14,29 178,29 178,0 14,0 0,14 14,0 12,0 10,0 9,0 7,1 7,2 5,3 4,4 4,4 3,5 2,7 1,7 0,8 0,10 0,11 0,12 0,14 0,15 0,16 0,18 0,19 1,20 2,21 3,23 4,24 4,24 5,25 7,26 7,27 9,27 10,27 12,27 14,29">
            <text:p/>
          </draw:polygon>
          <draw:polygon draw:style-name="gr13" draw:layer="layout" svg:width="0.028cm" svg:height="0.133cm" svg:x="2.156cm" svg:y="0.628cm" svg:viewBox="0 0 29 134" draw:points="14,134 29,119 29,0 0,0 0,119 14,134 0,119 0,121 0,123 0,124 1,125 2,127 2,128 4,128 4,130 5,131 6,132 8,132 9,132 10,132 11,134 13,134 14,134 15,134 17,134 18,132 19,132 20,132 21,132 23,131 24,130 25,128 25,128 26,127 27,125 27,124 27,123 27,121 29,119">
            <text:p/>
          </draw:polygon>
          <draw:polygon draw:style-name="gr13" draw:layer="layout" svg:width="0.177cm" svg:height="0.027cm" svg:x="2.17cm" svg:y="0.733cm" svg:viewBox="0 0 178 28" draw:points="178,13 164,0 0,0 0,28 164,28 178,13 164,28 166,28 166,28 168,26 170,26 171,26 172,25 174,24 175,22 175,22 176,21 176,20 177,18 177,17 178,16 178,14 178,13 178,12 178,11 177,10 177,8 176,8 176,6 175,5 175,4 174,3 172,2 171,1 170,1 168,1 166,0 166,0 164,0">
            <text:p/>
          </draw:polygon>
          <draw:polygon draw:style-name="gr11" draw:layer="layout" svg:width="0.163cm" svg:height="0.12cm" svg:x="2.17cm" svg:y="1.386cm" svg:viewBox="0 0 164 121" draw:points="164,121 164,0 0,0 0,121">
            <text:p/>
          </draw:polygon>
          <draw:polygon draw:style-name="gr13" draw:layer="layout" svg:width="0.027cm" svg:height="0.133cm" svg:x="2.32cm" svg:y="1.373cm" svg:viewBox="0 0 28 134" draw:points="13,0 0,13 0,134 28,134 28,13 13,0 28,13 28,11 27,10 27,8 26,7 26,6 25,4 25,3 23,3 22,2 21,1 20,1 19,1 18,0 16,0 15,0 13,0 13,0 11,0 10,0 9,1 7,1 6,1 4,2 4,3 3,3 2,4 2,6 0,7 0,8 0,10 0,11 0,13">
            <text:p/>
          </draw:polygon>
          <draw:polygon draw:style-name="gr13" draw:layer="layout" svg:width="0.177cm" svg:height="0.027cm" svg:x="2.156cm" svg:y="1.373cm" svg:viewBox="0 0 178 28" draw:points="0,13 14,28 178,28 178,0 14,0 0,13 14,0 12,0 10,0 9,0 7,1 7,1 5,2 4,3 4,4 3,4 2,6 1,7 0,8 0,9 0,11 0,12 0,13 0,15 0,16 0,18 0,19 1,19 2,21 3,22 4,23 4,23 5,24 7,25 7,26 9,27 10,27 12,28 14,28">
            <text:p/>
          </draw:polygon>
          <draw:polygon draw:style-name="gr13" draw:layer="layout" svg:width="0.028cm" svg:height="0.132cm" svg:x="2.156cm" svg:y="1.386cm" svg:viewBox="0 0 29 133" draw:points="14,133 29,120 29,0 0,0 0,120 14,133 0,120 0,121 0,123 0,124 1,125 2,126 2,128 4,129 4,130 5,130 6,131 8,132 9,132 10,133 11,133 13,133 14,133 15,133 17,133 18,133 19,132 20,132 21,131 23,130 24,130 25,129 25,128 26,126 27,125 27,124 27,123 27,121 29,120">
            <text:p/>
          </draw:polygon>
          <draw:polygon draw:style-name="gr13" draw:layer="layout" svg:width="0.177cm" svg:height="0.027cm" svg:x="2.17cm" svg:y="1.491cm" svg:viewBox="0 0 178 28" draw:points="178,14 164,0 0,0 0,28 164,28 178,14 164,28 166,28 166,28 168,27 170,27 171,26 172,25 174,25 175,23 175,22 176,21 176,20 177,19 177,18 178,16 178,15 178,14 178,12 178,11 177,10 177,8 176,7 176,6 175,5 175,5 174,2 172,2 171,1 170,0 168,0 166,0 166,0 164,0">
            <text:p/>
          </draw:polygon>
          <draw:polygon draw:style-name="gr11" draw:layer="layout" svg:width="0.559cm" svg:height="0.436cm" svg:x="0.25cm" svg:y="0.929cm" svg:viewBox="0 0 560 437" draw:points="560,0 560,3 558,8 557,12 554,16 551,20 547,25 543,28 537,32 532,36 526,39 519,43 512,47 505,50 496,53 487,56 478,59 468,62 458,65 447,67 436,70 425,71 414,74 401,76 388,78 376,79 363,80 349,81 337,82 323,83 308,84 294,84 280,84 265,84 251,84 237,83 224,82 210,81 196,80 184,79 171,78 158,76 146,74 135,71 123,70 112,67 102,65 91,62 82,59 73,56 64,53 55,50 48,47 40,43 34,39 27,36 22,32 17,28 12,25 9,20 6,16 3,12 1,8 0,3 0,0 0,351 0,356 1,360 3,364 6,368 9,373 12,377 17,380 22,384 27,388 34,392 40,395 48,399 55,402 64,405 73,408 82,411 91,414 102,417 112,419 123,422 135,424 146,426 158,428 171,429 184,431 196,433 210,433 224,435 237,436 251,436 265,437 280,437 294,437 308,436 323,436 337,435 349,433 363,433 376,431 388,429 401,428 414,426 425,424 436,422 447,419 458,417 468,414 478,411 487,408 496,405 505,402 512,399 519,395 526,392 532,388 537,384 543,380 547,377 551,373 554,368 557,364 558,360 560,356 560,351">
            <text:p/>
          </draw:polygon>
          <draw:polygon draw:style-name="gr2" draw:layer="layout" svg:width="0.559cm" svg:height="0.436cm" svg:x="0.25cm" svg:y="0.929cm" svg:viewBox="0 0 560 437" draw:points="560,0 560,3 558,8 557,12 554,16 551,20 547,25 543,28 537,32 532,36 526,39 519,43 512,47 505,50 496,53 487,56 478,59 468,62 458,65 447,67 436,70 425,71 414,74 401,76 388,78 376,79 363,80 349,81 337,82 323,83 308,84 294,84 280,84 265,84 251,84 237,83 224,82 210,81 196,80 184,79 171,78 158,76 146,74 135,71 123,70 112,67 102,65 91,62 82,59 73,56 64,53 55,50 48,47 40,43 34,39 27,36 22,32 17,28 12,25 9,20 6,16 3,12 1,8 0,3 0,0 0,351 0,356 1,360 3,364 6,368 9,373 12,377 17,380 22,384 27,388 34,392 40,395 48,399 55,402 64,405 73,408 82,411 91,414 102,417 112,419 123,422 135,424 146,426 158,428 171,429 184,431 196,433 210,433 224,435 237,436 251,436 265,437 280,437 294,437 308,436 323,436 337,435 349,433 363,433 376,431 388,429 401,428 414,426 425,424 436,422 447,419 458,417 468,414 478,411 487,408 496,405 505,402 512,399 519,395 526,392 532,388 537,384 543,380 547,377 551,373 554,368 557,364 558,360 560,356 560,351">
            <text:p/>
          </draw:polygon>
          <draw:polygon draw:style-name="gr3" draw:layer="layout" svg:width="0.559cm" svg:height="0.17cm" svg:x="0.25cm" svg:y="0.827cm" svg:viewBox="0 0 560 171" draw:points="280,171 294,171 308,170 323,170 337,169 349,168 363,167 376,165 388,164 401,162 414,160 425,158 436,156 447,154 458,152 468,148 478,146 487,143 496,140 505,137 512,133 519,130 526,126 532,122 537,118 543,114 547,111 551,106 554,102 557,98 558,94 560,90 560,85 560,80 558,76 557,72 554,68 551,64 547,60 543,56 537,52 532,48 526,44 519,41 512,37 505,34 496,31 487,27 478,24 468,22 458,19 447,16 436,14 425,12 414,10 401,8 388,6 376,5 363,3 349,2 337,1 323,0 308,0 294,0 280,0 265,0 251,0 237,0 224,1 210,2 196,3 184,5 171,6 158,8 146,10 135,12 123,14 112,16 102,19 91,22 82,24 73,27 64,31 55,34 48,37 40,41 34,44 27,48 22,52 17,56 12,60 9,64 6,68 3,72 1,76 0,80 0,85 0,90 1,94 3,98 6,102 9,106 12,111 17,114 22,118 27,122 34,126 40,130 48,133 55,137 64,140 73,143 82,146 91,148 102,152 112,154 123,156 135,158 146,160 158,162 171,164 184,165 196,167 210,168 224,169 237,170 251,170 265,171">
            <text:p/>
          </draw:polygon>
          <draw:polygon draw:style-name="gr2" draw:layer="layout" svg:width="0.559cm" svg:height="0.17cm" svg:x="0.25cm" svg:y="0.827cm" svg:viewBox="0 0 560 171" draw:points="280,171 294,171 308,170 323,170 337,169 349,168 363,167 376,165 388,164 401,162 414,160 425,158 436,156 447,154 458,152 468,148 478,146 487,143 496,140 505,137 512,133 519,130 526,126 532,122 537,118 543,114 547,111 551,106 554,102 557,98 558,94 560,90 560,85 560,80 558,76 557,72 554,68 551,64 547,60 543,56 537,52 532,48 526,44 519,41 512,37 505,34 496,31 487,27 478,24 468,22 458,19 447,16 436,14 425,12 414,10 401,8 388,6 376,5 363,3 349,2 337,1 323,0 308,0 294,0 280,0 265,0 251,0 237,0 224,1 210,2 196,3 184,5 171,6 158,8 146,10 135,12 123,14 112,16 102,19 91,22 82,24 73,27 64,31 55,34 48,37 40,41 34,44 27,48 22,52 17,56 12,60 9,64 6,68 3,72 1,76 0,80 0,85 0,90 1,94 3,98 6,102 9,106 12,111 17,114 22,118 27,122 34,126 40,130 48,133 55,137 64,140 73,143 82,146 91,148 102,152 112,154 123,156 135,158 146,160 158,162 171,164 184,165 196,167 210,168 224,169 237,170 251,170 265,171">
            <text:p/>
          </draw:polygon>
          <draw:polygon draw:style-name="gr5" draw:layer="layout" svg:width="0.167cm" svg:height="0.168cm" svg:x="1.347cm" svg:y="1.084cm" svg:viewBox="0 0 168 169" draw:points="168,84 168,88 167,93 166,97 166,101 165,106 164,109 162,113 161,117 160,121 157,125 155,128 153,131 151,135 149,138 145,141 143,144 140,147 137,149 134,152 130,155 127,157 123,159 119,161 116,162 113,164 108,165 104,166 100,167 96,168 92,169 87,169 84,169 79,169 74,169 71,168 66,167 62,166 58,165 54,164 51,162 47,161 43,159 39,157 36,155 33,152 30,149 27,147 24,144 21,141 18,138 16,135 13,131 12,128 9,125 7,121 6,117 4,113 2,109 2,106 1,101 1,97 0,93 0,88 0,84 0,80 0,76 1,71 1,67 2,63 2,59 4,56 6,52 7,48 9,44 12,40 13,37 16,34 18,30 21,27 24,25 27,22 30,19 33,17 36,14 39,12 43,9 47,8 51,7 54,5 58,3 62,3 66,1 71,0 74,0 79,0 84,0 87,0 92,0 96,0 100,1 104,3 108,3 113,5 116,7 119,8 123,9 127,12 130,14 134,17 137,19 140,22 143,25 145,27 149,30 151,34 153,37 155,40 157,44 160,48 161,52 162,56 164,59 165,63 166,67 166,71 167,76 168,80">
            <text:p/>
          </draw:polygon>
          <draw:polygon draw:style-name="gr14" draw:layer="layout" svg:width="0.167cm" svg:height="0.168cm" svg:x="1.347cm" svg:y="1.084cm" svg:viewBox="0 0 168 169" draw:points="168,84 168,88 167,93 166,97 166,101 165,106 164,109 162,113 161,117 160,121 157,125 155,128 153,131 151,135 149,138 145,141 143,144 140,147 137,149 134,152 130,155 127,157 123,159 119,161 116,162 113,164 108,165 104,166 100,167 96,168 92,169 87,169 84,169 79,169 74,169 71,168 66,167 62,166 58,165 54,164 51,162 47,161 43,159 39,157 36,155 33,152 30,149 27,147 24,144 21,141 18,138 16,135 13,131 12,128 9,125 7,121 6,117 4,113 2,109 2,106 1,101 1,97 0,93 0,88 0,84 0,80 0,76 1,71 1,67 2,63 2,59 4,56 6,52 7,48 9,44 12,40 13,37 16,34 18,30 21,27 24,25 27,22 30,19 33,17 36,14 39,12 43,9 47,8 51,7 54,5 58,3 62,3 66,1 71,0 74,0 79,0 84,0 87,0 92,0 96,0 100,1 104,3 108,3 113,5 116,7 119,8 123,9 127,12 130,14 134,17 137,19 140,22 143,25 145,27 149,30 151,34 153,37 155,40 157,44 160,48 161,52 162,56 164,59 165,63 166,67 166,71 167,76 168,8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torage Solution Engine</dc:title>
    <meta:creation-date>2011-02-07T16:34:24</meta:creation-date>
    <meta:editing-duration>P0D</meta:editing-duration>
    <meta:editing-cycles>1</meta:editing-cycles>
    <meta:document-statistic meta:object-count="75"/>
    <meta:generator>OpenOffice.org/3.3$Linux OpenOffice.org_project/330m20$Build-9567</meta:generator>
  </office:meta>
</office:document-meta>
</file>